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style:font-name="Trebuchet MS" fo:font-size="14pt" style:font-size-asian="12.25pt" style:font-size-complex="14pt"/>
    </style:style>
    <style:style style:name="P2" style:family="paragraph" style:parent-style-name="Standard">
      <style:paragraph-properties fo:text-align="center" style:justify-single-word="false"/>
      <style:text-properties style:font-name="Trebuchet MS" fo:font-size="20pt" style:text-underline-style="solid" style:text-underline-width="auto" style:text-underline-color="font-color" fo:font-weight="bold" style:font-size-asian="20pt" style:font-weight-asian="bold" style:font-size-complex="20pt" style:font-weight-complex="bold"/>
    </style:style>
    <style:style style:name="P3" style:family="paragraph" style:parent-style-name="Standard">
      <style:paragraph-properties fo:text-align="start" style:justify-single-word="false"/>
      <style:text-properties style:font-name="Trebuchet MS" fo:font-size="14pt" style:font-size-asian="12.25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 E-réputation</text:p>
      <text:p text:style-name="P1"/>
      <text:p text:style-name="P1"/>
      <text:p text:style-name="P1">Ma présence sur internet est plutôt faible, j’ai 2 adresses mails une personnelle et une professionnelle, mon adresse professionnelle me permet d'avoir accès à mes comptes bancaires, avoir des notifications quand je reçois un mail UHA et tout se qui touche à ma vie professionnelle et personnelle. Ma deuxième adresse mail me sert à utiliser mes comptes de certaines plateformes de jeux ainsi qu'à mes réseaux sociaux.</text:p>
      <text:p text:style-name="P1"/>
      <text:p text:style-name="P1">Ma présence sur les réseaux sociaux est plutôt discrète je commente très très rarement ou voir jamais sur des posts ou des vidéos, j'ai des profils sur certains réseaux sociaux ; Instagrams, Snapchat, X (anciennement Twitter mais je n'y vais jamais), de plus je ne poste jamais volontairement ma tête sur les réseaux sociaux, elle n’apparaît que par le biais de posts de mes amis/es ou par le biais d'autre photo, En plus de cela je partage que les contenue que je trouve drôle avec mes amis/es.</text:p>
      <text:p text:style-name="P1"/>
      <text:p text:style-name="P1">En résumé ma présence sur internet est faible même si je sépare le public du privé. Ma E-réputation n'a certes pas de point négatif, mais elle n'a pas trop de point positif, pour l’améliorer il faudrait que je poste ou partage des articles technique ou d'actualité pour indiquer mon intérêt pour le monde actuel et pour le ou les domaines technique qui m’intéres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1-22T12:16:28.997000000</meta:creation-date>
    <dc:date>2023-11-22T14:41:08.26</dc:date>
    <meta:editing-duration>PT1H13M1S</meta:editing-duration>
    <meta:editing-cycles>40</meta:editing-cycles>
    <meta:generator>OpenOffice/4.1.10$Win32 OpenOffice.org_project/4110m2$Build-9807</meta:generator>
    <meta:document-statistic meta:table-count="0" meta:image-count="0" meta:object-count="0" meta:page-count="1" meta:paragraph-count="4" meta:word-count="219" meta:character-count="1293"/>
  </office:meta>
</office:document-meta>
</file>